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46" calcext:value-type="float">
            <text:p>1.26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2888" calcext:value-type="float">
            <text:p>1.2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6444" calcext:value-type="float">
            <text:p>1.2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032" calcext:value-type="float">
            <text:p>1.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032" calcext:value-type="float">
            <text:p>1.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3368" calcext:value-type="float">
            <text:p>1.2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9128" calcext:value-type="float">
            <text:p>1.0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9398" calcext:value-type="float">
            <text:p>1.279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964672" calcext:value-type="float">
            <text:p>1.379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5212" calcext:value-type="float">
            <text:p>1.3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787292307692" calcext:value-type="float">
            <text:p>1.327872923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53535483871" calcext:value-type="float">
            <text:p>1.41535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6896" calcext:value-type="float">
            <text:p>1.4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3604" calcext:value-type="float">
            <text:p>1.4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65855483871" calcext:value-type="float">
            <text:p>1.36658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862438709677" calcext:value-type="float">
            <text:p>1.308624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45544" calcext:value-type="float">
            <text:p>1.184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844206451613" calcext:value-type="float">
            <text:p>1.398442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0796" calcext:value-type="float">
            <text:p>1.475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499483870968" calcext:value-type="float">
            <text:p>1.49499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78428571429" calcext:value-type="float">
            <text:p>1.539784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77032258065" calcext:value-type="float">
            <text:p>1.566770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768412903226" calcext:value-type="float">
            <text:p>1.577684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1296" calcext:value-type="float">
            <text:p>1.62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0048" calcext:value-type="float">
            <text:p>1.7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032722580645" calcext:value-type="float">
            <text:p>1.610327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024051612903" calcext:value-type="float">
            <text:p>1.580240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0628" calcext:value-type="float">
            <text:p>1.4930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85367741936" calcext:value-type="float">
            <text:p>1.520853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6352" calcext:value-type="float">
            <text:p>1.55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53457142857" calcext:value-type="float">
            <text:p>1.664534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627277419355" calcext:value-type="float">
            <text:p>1.666272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00425806452" calcext:value-type="float">
            <text:p>1.767004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05576" calcext:value-type="float">
            <text:p>1.8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524258064516" calcext:value-type="float">
            <text:p>2.12524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74584" calcext:value-type="float">
            <text:p>2.06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54064516129" calcext:value-type="float">
            <text:p>1.99054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07870967742" calcext:value-type="float">
            <text:p>1.871078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90848" calcext:value-type="float">
            <text:p>1.6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699587096774" calcext:value-type="float">
            <text:p>1.576995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1496" calcext:value-type="float">
            <text:p>1.52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620361290323" calcext:value-type="float">
            <text:p>1.506203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125917241379" calcext:value-type="float">
            <text:p>1.56125917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244412903226" calcext:value-type="float">
            <text:p>1.562444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997470967742" calcext:value-type="float">
            <text:p>1.419974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4252" calcext:value-type="float">
            <text:p>1.39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71561290323" calcext:value-type="float">
            <text:p>1.411715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20368" calcext:value-type="float">
            <text:p>1.41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917083870968" calcext:value-type="float">
            <text:p>1.379170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302" calcext:value-type="float">
            <text:p>1.3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01904" calcext:value-type="float">
            <text:p>1.32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67284" calcext:value-type="float">
            <text:p>1.30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953522580645" calcext:value-type="float">
            <text:p>1.369535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831457142857" calcext:value-type="float">
            <text:p>1.428314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21006451613" calcext:value-type="float">
            <text:p>1.447210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15872" calcext:value-type="float">
            <text:p>1.4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779490909091" calcext:value-type="float">
            <text:p>1.33779490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0355555556" calcext:value-type="float">
            <text:p>1.4325035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25020689655" calcext:value-type="float">
            <text:p>1.4632502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32232258065" calcext:value-type="float">
            <text:p>1.411322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93961290323" calcext:value-type="float">
            <text:p>1.298939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74604" calcext:value-type="float">
            <text:p>1.067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50704516129" calcext:value-type="float">
            <text:p>1.21507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270579310345" calcext:value-type="float">
            <text:p>1.2327057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590116129032" calcext:value-type="float">
            <text:p>1.355901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847733333333" calcext:value-type="float">
            <text:p>1.448477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114" calcext:value-type="float">
            <text:p>1.42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665470967742" calcext:value-type="float">
            <text:p>1.526654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49296" calcext:value-type="float">
            <text:p>1.54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076103225807" calcext:value-type="float">
            <text:p>1.590761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7068" calcext:value-type="float">
            <text:p>1.6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09470967742" calcext:value-type="float">
            <text:p>1.618094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460722580645" calcext:value-type="float">
            <text:p>1.564607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72104" calcext:value-type="float">
            <text:p>1.6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798451612903" calcext:value-type="float">
            <text:p>1.81798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65216" calcext:value-type="float">
            <text:p>1.83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201522580645" calcext:value-type="float">
            <text:p>2.162015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719757142857" calcext:value-type="float">
            <text:p>2.397197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52103225806" calcext:value-type="float">
            <text:p>2.718521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391716129032" calcext:value-type="float">
            <text:p>2.753917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1692" calcext:value-type="float">
            <text:p>2.7761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667858064516" calcext:value-type="float">
            <text:p>2.946678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1008" calcext:value-type="float">
            <text:p>2.81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112387096774" calcext:value-type="float">
            <text:p>2.60112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21238709677" calcext:value-type="float">
            <text:p>2.203212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80932" calcext:value-type="float">
            <text:p>2.168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893806451613" calcext:value-type="float">
            <text:p>2.31893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81384" calcext:value-type="float">
            <text:p>2.428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477316129032" calcext:value-type="float">
            <text:p>2.744773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936413793103" calcext:value-type="float">
            <text:p>3.18936413793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92464516129" calcext:value-type="float">
            <text:p>3.157924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7932" calcext:value-type="float">
            <text:p>3.069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038695652174" calcext:value-type="float">
            <text:p>2.93038695652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0496" calcext:value-type="float">
            <text:p>2.88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714137931034" calcext:value-type="float">
            <text:p>2.74714137931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98272" calcext:value-type="float">
            <text:p>2.57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733303225806" calcext:value-type="float">
            <text:p>2.357333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886551724138" calcext:value-type="float">
            <text:p>1.9588655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543625806452" calcext:value-type="float">
            <text:p>2.175436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17912" calcext:value-type="float">
            <text:p>2.29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227483870968" calcext:value-type="float">
            <text:p>2.59227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63985714286" calcext:value-type="float">
            <text:p>3.105639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188077419355" calcext:value-type="float">
            <text:p>3.101880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47388" calcext:value-type="float">
            <text:p>2.964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51504" calcext:value-type="float">
            <text:p>2.90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68103225806" calcext:value-type="float">
            <text:p>2.855681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19604" calcext:value-type="float">
            <text:p>2.781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13238709677" calcext:value-type="float">
            <text:p>2.706132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25806451613" calcext:value-type="float">
            <text:p>2.59325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60404" calcext:value-type="float">
            <text:p>2.406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39303225806" calcext:value-type="float">
            <text:p>2.075393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9028" calcext:value-type="float">
            <text:p>1.990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008361290323" calcext:value-type="float">
            <text:p>2.070083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54414285714" calcext:value-type="float">
            <text:p>2.176544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158628571428" calcext:value-type="float">
            <text:p>2.2415862857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520748387097" calcext:value-type="float">
            <text:p>2.385207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0064" calcext:value-type="float">
            <text:p>2.2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908258064516" calcext:value-type="float">
            <text:p>2.36908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266" calcext:value-type="float">
            <text:p>2.23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98412903226" calcext:value-type="float">
            <text:p>2.072984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249006451613" calcext:value-type="float">
            <text:p>1.782490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27224" calcext:value-type="float">
            <text:p>1.5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22704516129" calcext:value-type="float">
            <text:p>1.67227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655587096774" calcext:value-type="float">
            <text:p>1.866555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540571428571" calcext:value-type="float">
            <text:p>1.885405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847019354839" calcext:value-type="float">
            <text:p>1.918470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8876" calcext:value-type="float">
            <text:p>1.92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506890322581" calcext:value-type="float">
            <text:p>2.235068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24872" calcext:value-type="float">
            <text:p>2.27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565909677419" calcext:value-type="float">
            <text:p>2.065659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040828571429" calcext:value-type="float">
            <text:p>1.960408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2972" calcext:value-type="float">
            <text:p>1.895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273587096774" calcext:value-type="float">
            <text:p>1.782735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689135483871" calcext:value-type="float">
            <text:p>1.84689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525462068966" calcext:value-type="float">
            <text:p>1.9452546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382580645161" calcext:value-type="float">
            <text:p>1.97382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346565517241" calcext:value-type="float">
            <text:p>2.0834656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940928571429" calcext:value-type="float">
            <text:p>2.349409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54965517241" calcext:value-type="float">
            <text:p>2.3745496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69271428571" calcext:value-type="float">
            <text:p>2.276692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1795862069" calcext:value-type="float">
            <text:p>2.133179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456711111111" calcext:value-type="float">
            <text:p>1.88456711111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53288888889" calcext:value-type="float">
            <text:p>1.7095328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615742857143" calcext:value-type="float">
            <text:p>1.586157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00276923077" calcext:value-type="float">
            <text:p>1.722002769230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3136" calcext:value-type="float">
            <text:p>1.7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1492" calcext:value-type="float">
            <text:p>2.03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9648" calcext:value-type="float">
            <text:p>2.0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304246153846" calcext:value-type="float">
            <text:p>1.89304246153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3672" calcext:value-type="float">
            <text:p>1.9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497922580645" calcext:value-type="float">
            <text:p>2.254979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37752" calcext:value-type="float">
            <text:p>2.16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33744516129" calcext:value-type="float">
            <text:p>2.12337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262567741936" calcext:value-type="float">
            <text:p>1.982625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11292" calcext:value-type="float">
            <text:p>1.821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537058064516" calcext:value-type="float">
            <text:p>1.625370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3096" calcext:value-type="float">
            <text:p>1.66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45" calcext:value-type="float">
            <text:p>1.7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355022222222" calcext:value-type="float">
            <text:p>1.7635502222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656180645161" calcext:value-type="float">
            <text:p>1.766561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76904" calcext:value-type="float">
            <text:p>1.6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092055172414" calcext:value-type="float">
            <text:p>1.61092055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54151724138" calcext:value-type="float">
            <text:p>1.6525415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99709090909" calcext:value-type="float">
            <text:p>1.56999709090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84472" calcext:value-type="float">
            <text:p>1.698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17928" calcext:value-type="float">
            <text:p>1.49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82510344828" calcext:value-type="float">
            <text:p>1.5698251034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25752" calcext:value-type="float">
            <text:p>1.45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172027586207" calcext:value-type="float">
            <text:p>1.3617202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231690322581" calcext:value-type="float">
            <text:p>1.552316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951228571429" calcext:value-type="float">
            <text:p>1.649512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433522580645" calcext:value-type="float">
            <text:p>1.674335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133341935484" calcext:value-type="float">
            <text:p>1.721333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07408" calcext:value-type="float">
            <text:p>1.71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414129032258" calcext:value-type="float">
            <text:p>1.79414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4032" calcext:value-type="float">
            <text:p>1.98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27883870968" calcext:value-type="float">
            <text:p>1.862278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730219354839" calcext:value-type="float">
            <text:p>1.717302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89528" calcext:value-type="float">
            <text:p>1.628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5316129032" calcext:value-type="float">
            <text:p>1.517953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38495483871" calcext:value-type="float">
            <text:p>1.57384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952386206896" calcext:value-type="float">
            <text:p>1.629523862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04101200502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367587096774" calcext:value-type="float">
            <text:p>1.683675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96" meta:object-count="0"/>
    <meta:user-defined meta:name="AppVersion">3.0</meta:user-defined>
  </office:meta>
</office:document-meta>
</file>